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size="24pt" style:font-size-asian="24pt" style:font-size-complex="24pt" fo:language="it" fo:country="IT"/>
    </style:style>
    <style:style style:name="P2" style:parent-style-name="Normal" style:family="paragraph">
      <style:text-properties fo:font-size="24pt" style:font-size-asian="24pt" style:font-size-complex="24pt" fo:language="it" fo:country="IT"/>
    </style:style>
    <style:style style:name="P3" style:parent-style-name="Normal" style:family="paragraph">
      <style:text-properties fo:font-size="22pt" style:font-size-asian="22pt" style:font-size-complex="22pt" fo:language="it" fo:country="IT"/>
    </style:style>
    <style:style style:name="P4" style:parent-style-name="Normal" style:family="paragraph">
      <style:text-properties fo:font-size="22pt" style:font-size-asian="22pt" style:font-size-complex="22pt" fo:language="it" fo:country="IT"/>
    </style:style>
    <style:style style:name="P5" style:parent-style-name="Normal" style:family="paragraph">
      <style:text-properties fo:font-size="22pt" style:font-size-asian="22pt" style:font-size-complex="22pt" fo:language="it" fo:country="IT"/>
    </style:style>
    <style:style style:name="P6" style:parent-style-name="ListParagraph" style:list-style-name="LFO1" style:family="paragraph">
      <style:text-properties fo:font-size="22pt" style:font-size-asian="22pt" style:font-size-complex="22pt" fo:language="it" fo:country="IT"/>
    </style:style>
    <style:style style:name="P7" style:parent-style-name="ListParagraph" style:list-style-name="LFO1" style:family="paragraph">
      <style:text-properties fo:font-size="22pt" style:font-size-asian="22pt" style:font-size-complex="22pt" fo:language="it" fo:country="IT"/>
    </style:style>
    <style:style style:name="P8" style:parent-style-name="Normal" style:family="paragraph">
      <style:text-properties fo:font-size="22pt" style:font-size-asian="22pt" style:font-size-complex="22pt" fo:language="it" fo:country="IT"/>
    </style:style>
    <style:style style:name="P9" style:parent-style-name="Normal" style:family="paragraph">
      <style:text-properties fo:font-size="22pt" style:font-size-asian="22pt" style:font-size-complex="22pt" fo:language="it" fo:country="IT"/>
    </style:style>
    <style:style style:name="P10" style:parent-style-name="Normal" style:family="paragraph">
      <style:text-properties fo:font-size="22pt" style:font-size-asian="22pt" style:font-size-complex="22pt" fo:language="it" fo:country="IT"/>
    </style:style>
    <style:style style:name="P11" style:parent-style-name="Normal" style:family="paragraph">
      <style:text-properties fo:font-size="22pt" style:font-size-asian="22pt" style:font-size-complex="22pt" fo:language="it" fo:country="IT"/>
    </style:style>
    <style:style style:name="P12" style:parent-style-name="Normal" style:family="paragraph">
      <style:text-properties fo:font-size="22pt" style:font-size-asian="22pt" style:font-size-complex="22pt" fo:language="it" fo:country="IT"/>
    </style:style>
    <style:style style:name="P13" style:parent-style-name="Normal" style:family="paragraph">
      <style:text-properties fo:font-size="22pt" style:font-size-asian="22pt" style:font-size-complex="22pt" fo:language="it" fo:country="IT"/>
    </style:style>
    <style:style style:name="P14" style:parent-style-name="Normal" style:family="paragraph">
      <style:text-properties fo:font-size="22pt" style:font-size-asian="22pt" style:font-size-complex="22pt" fo:language="it" fo:country="IT"/>
    </style:style>
    <style:style style:name="P15" style:parent-style-name="Normal" style:family="paragraph">
      <style:text-properties fo:font-size="22pt" style:font-size-asian="22pt" style:font-size-complex="22pt" fo:language="it" fo:country="IT"/>
    </style:style>
    <style:style style:name="P16" style:parent-style-name="Normal" style:family="paragraph">
      <style:text-properties fo:font-size="22pt" style:font-size-asian="22pt" style:font-size-complex="22pt" fo:language="it" fo:country="IT"/>
    </style:style>
    <style:style style:name="P17" style:parent-style-name="Normal" style:family="paragraph">
      <style:text-properties fo:font-size="22pt" style:font-size-asian="22pt" style:font-size-complex="22pt" fo:language="it" fo:country="IT"/>
    </style:style>
    <style:style style:name="P18" style:parent-style-name="Normal" style:family="paragraph">
      <style:text-properties fo:font-size="22pt" style:font-size-asian="22pt" style:font-size-complex="22pt" fo:language="it" fo:country="IT"/>
    </style:style>
    <style:style style:name="P19" style:parent-style-name="Normal" style:family="paragraph">
      <style:text-properties fo:font-size="22pt" style:font-size-asian="22pt" style:font-size-complex="22pt" fo:language="it" fo:country="IT"/>
    </style:style>
    <style:style style:name="P20" style:parent-style-name="Normal" style:family="paragraph">
      <style:text-properties fo:font-size="22pt" style:font-size-asian="22pt" style:font-size-complex="22pt" fo:language="it" fo:country="IT"/>
    </style:style>
    <style:style style:name="P21" style:parent-style-name="Normal" style:family="paragraph">
      <style:text-properties fo:font-size="22pt" style:font-size-asian="22pt" style:font-size-complex="22pt" fo:language="it" fo:country="IT"/>
    </style:style>
    <style:style style:name="P22" style:parent-style-name="Normal" style:family="paragraph">
      <style:text-properties fo:font-size="22pt" style:font-size-asian="22pt" style:font-size-complex="22pt" fo:language="it" fo:country="IT"/>
    </style:style>
    <style:style style:name="P23" style:parent-style-name="Normal" style:family="paragraph">
      <style:text-properties fo:font-size="22pt" style:font-size-asian="22pt" style:font-size-complex="22pt" fo:language="it" fo:country="IT"/>
    </style:style>
    <style:style style:name="P24" style:parent-style-name="Normal" style:family="paragraph">
      <style:text-properties fo:font-size="22pt" style:font-size-asian="22pt" style:font-size-complex="22pt" fo:language="it" fo:country="IT"/>
    </style:style>
    <style:style style:name="P25" style:parent-style-name="Normal" style:family="paragraph">
      <style:text-properties fo:font-size="22pt" style:font-size-asian="22pt" style:font-size-complex="22pt" fo:language="it" fo:country="IT"/>
    </style:style>
    <style:style style:name="P26" style:parent-style-name="ListParagraph" style:list-style-name="LFO2" style:family="paragraph">
      <style:text-properties fo:font-size="22pt" style:font-size-asian="22pt" style:font-size-complex="22pt" fo:language="it" fo:country="IT"/>
    </style:style>
    <style:style style:name="P27" style:parent-style-name="ListParagraph" style:list-style-name="LFO2" style:family="paragraph">
      <style:text-properties fo:font-size="22pt" style:font-size-asian="22pt" style:font-size-complex="22pt" fo:language="it" fo:country="IT"/>
    </style:style>
    <style:style style:name="P28" style:parent-style-name="ListParagraph" style:list-style-name="LFO2" style:family="paragraph">
      <style:text-properties fo:font-size="22pt" style:font-size-asian="22pt" style:font-size-complex="22pt" fo:language="it" fo:country="IT"/>
    </style:style>
    <style:style style:name="P29" style:parent-style-name="ListParagraph" style:list-style-name="LFO2" style:family="paragraph">
      <style:text-properties fo:font-size="22pt" style:font-size-asian="22pt" style:font-size-complex="22pt" fo:language="it" fo:country="IT"/>
    </style:style>
    <style:style style:name="P30" style:parent-style-name="Normal" style:family="paragraph">
      <style:text-properties fo:font-size="22pt" style:font-size-asian="22pt" style:font-size-complex="22pt" fo:language="it" fo:country="IT"/>
    </style:style>
    <style:style style:name="P31" style:parent-style-name="Normal" style:family="paragraph">
      <style:text-properties fo:font-size="22pt" style:font-size-asian="22pt" style:font-size-complex="22pt" fo:language="it" fo:country="IT"/>
    </style:style>
    <style:style style:name="P32" style:parent-style-name="Normal" style:family="paragraph">
      <style:text-properties fo:font-size="22pt" style:font-size-asian="22pt" style:font-size-complex="22pt" fo:language="it" fo:country="IT"/>
    </style:style>
    <style:style style:name="P33" style:parent-style-name="Normal" style:family="paragraph">
      <style:text-properties fo:font-size="22pt" style:font-size-asian="22pt" style:font-size-complex="22pt" fo:language="it" fo:country="IT"/>
    </style:style>
    <style:style style:name="P34" style:parent-style-name="Normal" style:family="paragraph">
      <style:text-properties fo:font-size="22pt" style:font-size-asian="22pt" style:font-size-complex="22pt" fo:language="it" fo:country="IT"/>
    </style:style>
    <style:style style:name="P35" style:parent-style-name="Normal" style:family="paragraph">
      <style:text-properties fo:font-size="22pt" style:font-size-asian="22pt" style:font-size-complex="22pt" fo:language="it" fo:country="IT"/>
    </style:style>
    <style:style style:name="P36" style:parent-style-name="Normal" style:family="paragraph">
      <style:text-properties fo:font-size="24pt" style:font-size-asian="24pt" style:font-size-complex="24pt" fo:language="it" fo:country="IT"/>
    </style:style>
  </office:automatic-styles>
  <office:body>
    <office:text text:use-soft-page-breaks="true">
      <text:p text:style-name="P1">PROVA 28 MAGGIO</text:p>
      <text:p text:style-name="P2"/>
      <text:p text:style-name="P3">DOMANDA 1:</text:p>
      <text:p text:style-name="P4">Un Web Service è<text:s/>un’interfaccia<text:s/>che permette di mettere in<text:s/>due dispositivi che comunicano su una stessa rete<text:s/>comunicazione tramite il protocollo HTTP.<text:s/>Le caratteristiche fondamentali sono due: Multipiattaforma e condivisione.<text:s/></text:p>
      <text:p text:style-name="P5">Inolte si identificano due protagonisti:<text:s/></text:p>
      <text:list text:style-name="LFO1" text:continue-numbering="true">
        <text:list-item>
          <text:p text:style-name="P6">Il client che invia una richiesta<text:s/>a un server</text:p>
        </text:list-item>
        <text:list-item>
          <text:p text:style-name="P7">Il server che risponde e provoca un’azione</text:p>
        </text:list-item>
      </text:list>
      <text:p text:style-name="P8">In mezzo troviamo il The Web che fa da canale di comunicazione.</text:p>
      <text:p text:style-name="P9"/>
      <text:p text:style-name="P10">DOMANDA 2:</text:p>
      <text:p text:style-name="P11">Il protocollo HTTP è un protocollo client-server, cioè le richieste vengono avviate dal destinatario.</text:p>
      <text:p text:style-name="P12">Abbiamo la Response e la Request.<text:s/></text:p>
      <text:soft-page-break/>
      <text:p text:style-name="P13">Per quanto riguarda la Response HTTP, la<text:s/>prima riga, chiamata status line, presenta la versione del protocollo HTTP<text:s/>che si sta utilizzando, lo status code (es. 201) e un messaggio associato ad esso(es. OK).</text:p>
      <text:p text:style-name="P14">Dopo<text:s/>sono presenti le response headers<text:s/>che contengono infomazioni<text:s/>sul server e sulla risposta che si sta inviando al client.</text:p>
      <text:p text:style-name="P15">Ogni response header inizia con il nome dell’header seguito da “: “e il valore associato all’header.</text:p>
      <text:p text:style-name="P16">L’HTTP response presenta una riga vuota, dopo l’ultima response header, e poi il response body<text:s/>che presenta il contenuto del documento.</text:p>
      <text:p text:style-name="P17"/>
      <text:p text:style-name="P18">DOMANDA 3:</text:p>
      <text:p text:style-name="P19">[DataContract] -&gt; creare in modo esplicito un contratto dati tra server e clinet che definisce qual è il formato dei dati che vado a scambiarmi.</text:p>
      <text:p text:style-name="P20">[OperationContract] -&gt; identifica tutti i metodi<text:s/>esposti al client.</text:p>
      <text:p text:style-name="P21"/>
      <text:p text:style-name="P22"/>
      <text:p text:style-name="P23">DOMANDA 4:</text:p>
      <text:p text:style-name="P24">REST è un modo semplice per organizzare le interazioni tra sistemi indipendenti, infatti permette una interazione tra client diversi e per specificare un’azione che si vuole compiere entrano in gioco gli http methods.</text:p>
      <text:p text:style-name="P25">I methods comunicano al server cosa fare con i dati identificati dalla URL e sono:</text:p>
      <text:list text:style-name="LFO2" text:continue-numbering="true">
        <text:list-item>
          <text:p text:style-name="P26"><text:s/>GET, è quello più semplice che legge una o più records.</text:p>
        </text:list-item>
        <text:list-item>
          <text:p text:style-name="P27">PUT, usato quando si vuole aggiornare.</text:p>
        </text:list-item>
        <text:list-item>
          <text:p text:style-name="P28">DELETE, usato per cancellare la risorsa identificata dall’URL.</text:p>
        </text:list-item>
        <text:list-item>
          <text:p text:style-name="P29">POST, quando si vuole creare.</text:p>
        </text:list-item>
      </text:list>
      <text:p text:style-name="P30"/>
      <text:p text:style-name="P31">DOMANDA 5:</text:p>
      <text:p text:style-name="P32">La configurazione di un servizio realizzato su ASP.NET Core WebAPI è<text:s/>compresne<text:s/>due parti dell’applicazione.</text:p>
      <text:soft-page-break/>
      <text:p text:style-name="P33">La prima in appsetting.json<text:s/>che ha la stessa funzione dell’app config per wcf,<text:s/>e l’altra in development.json<text:s/>poichè questo progetto supporta vari ambienti di sviluppo.</text:p>
      <text:p text:style-name="P34">Nella classe StartUp<text:s/>ci sono<text:s/>le informazioni di configurazione del mio applicativo e<text:s/>due metodi:<text:s/>il primo è<text:s/>configure services che<text:s/>indica<text:s/>alla mia applicazione quali servizi utilizza con la loro configurazione<text:s/>(come EF, Identity, Json, ecc.), il secondo è configure che definisce la pipeline di gestione delle richieste.<text:s/></text:p>
      <text:p text:style-name="P35">Infine nella cartella controllers<text:s/>vengon<text:s/>scritti<text:s/>i metodi che gestiscono le richieste di GET, POST, PUT, DELETE, con il quale la mia API funziona.</text:p>
      <text:p text:style-name="P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mona Loperfido (c)</meta:initial-creator>
    <dc:creator>Simona Loperfido (c)</dc:creator>
    <meta:creation-date>2021-05-28T07:13:00Z</meta:creation-date>
    <dc:date>2021-05-28T13:26:00Z</dc:date>
    <meta:template xlink:href="Normal" xlink:type="simple"/>
    <meta:editing-cycles>4</meta:editing-cycles>
    <meta:editing-duration>PT3180S</meta:editing-duration>
    <meta:user-defined meta:name="MSIP_Label_5fae8262-b78e-4366-8929-a5d6aac95320_Enabled">true</meta:user-defined>
    <meta:user-defined meta:name="MSIP_Label_5fae8262-b78e-4366-8929-a5d6aac95320_SetDate">2021-05-28T07:13:56Z</meta:user-defined>
    <meta:user-defined meta:name="MSIP_Label_5fae8262-b78e-4366-8929-a5d6aac95320_Method">Standard</meta:user-defined>
    <meta:user-defined meta:name="MSIP_Label_5fae8262-b78e-4366-8929-a5d6aac95320_Name">5fae8262-b78e-4366-8929-a5d6aac95320</meta:user-defined>
    <meta:user-defined meta:name="MSIP_Label_5fae8262-b78e-4366-8929-a5d6aac95320_SiteId">cf36141c-ddd7-45a7-b073-111f66d0b30c</meta:user-defined>
    <meta:user-defined meta:name="MSIP_Label_5fae8262-b78e-4366-8929-a5d6aac95320_ActionId">7269a81e-f5d8-424e-a596-7adf05cf65e8</meta:user-defined>
    <meta:user-defined meta:name="MSIP_Label_5fae8262-b78e-4366-8929-a5d6aac95320_ContentBits">0</meta:user-defined>
    <meta:document-statistic meta:page-count="4" meta:paragraph-count="5" meta:word-count="396" meta:character-count="2649" meta:row-count="18" meta:non-whitespace-character-count="2258"/>
  </office:meta>
</office:document-meta>
</file>